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18.432cm" svg:y="0.737cm">
            <draw:object draw:notify-on-update-of-ranges="Tabelle1.E3:Tabelle1.E3 Tabelle1.F4:Tabelle1.F11 Tabelle1.F3:Tabelle1.F3 Tabelle1.E4:Tabelle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  <table:table-cell table:style-name="ce5" office:value-type="string">
            <text:p>1-Specificity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0-13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300">
            <text:p>3300</text:p>
          </table:table-cell>
          <table:table-cell table:style-name="ce4" table:formula="of:=([.$C$12]-[.C4])/[.$C$12]" office:value-type="float" office:value="0.949317738791423">
            <text:p>0,949</text:p>
          </table:table-cell>
          <table:table-cell table:style-name="ce6" table:formula="of:=SUM([.$D5:.$D$11])/[.$D$12]" office:value-type="float" office:value="0.0420899854862119">
            <text:p>0,042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14-49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72">
            <text:p>72</text:p>
          </table:table-cell>
          <table:table-cell table:style-name="ce4" table:formula="of:=([.$C$12]-([.C5]+[.C4]))/[.$C$12]" office:value-type="float" office:value="0.862897985705003">
            <text:p>0,863</text:p>
          </table:table-cell>
          <table:table-cell table:style-name="ce6" table:formula="of:=SUM([.$D6:.$D$11])/[.$D$12]" office:value-type="float" office:value="0.0211901306240929">
            <text:p>0,021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50-99</text:p>
          </table:table-cell>
          <table:table-cell table:style-name="ce3" office:value-type="float" office:value="142">
            <text:p>142</text:p>
          </table:table-cell>
          <table:table-cell table:style-name="ce3" office:value-type="float" office:value="23">
            <text:p>23</text:p>
          </table:table-cell>
          <table:table-cell table:style-name="ce4" table:formula="of:=([.$C$12]-([.C6]+[.C5]+[.C4]))/[.$C$12]" office:value-type="float" office:value="0.770630279402209">
            <text:p>0,771</text:p>
          </table:table-cell>
          <table:table-cell table:style-name="ce6" table:formula="of:=SUM([.$D7:.$D$11])/[.$D$12]" office:value-type="float" office:value="0.0145137880986938">
            <text:p>0,01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100-149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15">
            <text:p>15</text:p>
          </table:table-cell>
          <table:table-cell table:style-name="ce4" table:formula="of:=([.$C$12]-([.C7]+[.C6]+[.C5]+[.C4]))/[.$C$12]" office:value-type="float" office:value="0.636777128005198">
            <text:p>0,637</text:p>
          </table:table-cell>
          <table:table-cell table:style-name="ce6" table:formula="of:=SUM([.$D8:.$D$11])/[.$D$12]" office:value-type="float" office:value="0.0101596516690856">
            <text:p>0,010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150-199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7">
            <text:p>7</text:p>
          </table:table-cell>
          <table:table-cell table:style-name="ce4" table:formula="of:=([.$C$12]-([.C8]+[.C7]+[.C6]+[.C5]+[.C4]))/[.$C$12]" office:value-type="float" office:value="0.508771929824561">
            <text:p>0,509</text:p>
          </table:table-cell>
          <table:table-cell table:style-name="ce6" table:formula="of:=SUM([.$D9:.$D$11])/[.$D$12]" office:value-type="float" office:value="0.0081277213352685">
            <text:p>0,00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200-249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8">
            <text:p>8</text:p>
          </table:table-cell>
          <table:table-cell table:style-name="ce4" table:formula="of:=([.$C$12]-([.C9]+[.C8]+[.C7]+[.C6]+[.C5]+[.C4]))/[.$C$12]" office:value-type="float" office:value="0.36582196231319">
            <text:p>0,366</text:p>
          </table:table-cell>
          <table:table-cell table:style-name="ce6" table:formula="of:=SUM([.$D10:.$D$11])/[.$D$12]" office:value-type="float" office:value="0.0058055152394775">
            <text:p>0,006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250-299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">
            <text:p>9</text:p>
          </table:table-cell>
          <table:table-cell table:style-name="ce4" table:formula="of:=([.$C$12]-([.C10]+[.C9]+[.C8]+[.C7]+[.C6]+[.C5]+[.C4]))/[.$C$12]" office:value-type="float" office:value="0.267706302794022">
            <text:p>0,268</text:p>
          </table:table-cell>
          <table:table-cell table:style-name="ce6" table:formula="of:=SUM([.$D11:.$D$11])/[.$D$12]" office:value-type="float" office:value="0.00319303338171263">
            <text:p>0,003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&gt; 300</text:p>
          </table:table-cell>
          <table:table-cell table:style-name="ce3" office:value-type="float" office:value="412">
            <text:p>412</text:p>
          </table:table-cell>
          <table:table-cell table:style-name="ce3" office:value-type="float" office:value="11">
            <text:p>11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3" table:formula="of:=SUM([.C4:.C11])" office:value-type="float" office:value="1539">
            <text:p>1539</text:p>
          </table:table-cell>
          <table:table-cell table:style-name="ce3" table:formula="of:=SUM([.D4:.D11])" office:value-type="float" office:value="3445">
            <text:p>3445</text:p>
          </table:table-cell>
          <table:table-cell table:style-name="ce4" table:formula="of:=SUM([.E4:.E11])" office:value-type="float" office:value="4.36192332683561">
            <text:p>4,362</text:p>
          </table:table-cell>
          <table:table-cell table:style-name="ce6" table:formula="of:=SUM([.F4:.F11])" office:value-type="float" office:value="0.105079825834543">
            <text:p>0,105</text:p>
          </table:table-cell>
          <table:table-cell table:number-columns-repeated="3"/>
        </table:table-row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7"/>
          <table:table-cell office:value-type="string">
            <text:p>Quantity</text:p>
          </table:table-cell>
          <table:table-cell office:value-type="string">
            <text:p>Area under the curve (AU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8:11:49</dc:date>
    <dc:creator>Thomas Ludwig</dc:creator>
    <meta:editing-duration>PT19M26S</meta:editing-duration>
    <meta:editing-cycles>9</meta:editing-cycles>
    <meta:generator>LibreOffice/3.6$Linux_X86_64 LibreOffice_project/360m1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6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ROC Curve for Cotinine and Smoking</text:p>
        </chart:title>
        <chart:plot-area chart:style-name="ch3" table:cell-range-address="Tabelle1.E3:Tabelle1.F11" chart:data-source-has-labels="row" svg:x="1.331cm" svg:y="1.635cm" svg:width="14.029cm" svg:height="6.204cm">
          <chartooo:coordinate-region svg:x="2.429cm" svg:y="1.834cm" svg:width="12.507cm" svg:height="5.358cm"/>
          <chart:axis chart:dimension="x" chart:name="primary-x" chart:style-name="ch4">
            <chart:title svg:x="7.415cm" svg:y="8.019cm" chart:style-name="ch5">
              <text:p>1-Specificity</text:p>
            </chart:title>
          </chart:axis>
          <chart:axis chart:dimension="y" chart:name="primary-y" chart:style-name="ch6">
            <chart:title svg:x="0.451cm" svg:y="5.522cm" chart:style-name="ch7">
              <text:p>Sensitivity</text:p>
            </chart:title>
            <chart:grid chart:style-name="ch8" chart:class="major"/>
          </chart:axis>
          <chart:series chart:style-name="ch9" chart:values-cell-range-address="Tabelle1.E4:Tabelle1.E11" chart:label-cell-address="Tabelle1.F3:Tabelle1.F3" chart:class="chart:scatter">
            <chart:domain table:cell-range-address="Tabelle1.F4:Tabelle1.F1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1-Specificity</text:p>
                <draw:g>
                  <svg:desc>Tabelle1.F3:Tabelle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0899854862119">
                <text:p>0.0420899854862119</text:p>
                <draw:g>
                  <svg:desc>Tabelle1.F4:Tabelle1.F11</svg:desc>
                </draw:g>
              </table:table-cell>
              <table:table-cell office:value-type="float" office:value="0.949317738791423">
                <text:p>0.949317738791423</text:p>
                <draw:g>
                  <svg:desc>Tabelle1.E4:Tabelle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1901306240929">
                <text:p>0.0211901306240929</text:p>
              </table:table-cell>
              <table:table-cell office:value-type="float" office:value="0.862897985705003">
                <text:p>0.862897985705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5137880986938">
                <text:p>0.0145137880986938</text:p>
              </table:table-cell>
              <table:table-cell office:value-type="float" office:value="0.770630279402209">
                <text:p>0.770630279402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01596516690856">
                <text:p>0.0101596516690856</text:p>
              </table:table-cell>
              <table:table-cell office:value-type="float" office:value="0.636777128005198">
                <text:p>0.636777128005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1277213352685">
                <text:p>0.0081277213352685</text:p>
              </table:table-cell>
              <table:table-cell office:value-type="float" office:value="0.508771929824561">
                <text:p>0.508771929824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8055152394775">
                <text:p>0.0058055152394775</text:p>
              </table:table-cell>
              <table:table-cell office:value-type="float" office:value="0.36582196231319">
                <text:p>0.36582196231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9303338171263">
                <text:p>0.00319303338171263</text:p>
              </table:table-cell>
              <table:table-cell office:value-type="float" office:value="0.267706302794022">
                <text:p>0.267706302794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